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DE458706DB6D59BE.png" manifest:media-type="image/png"/>
  <manifest:file-entry manifest:full-path="Pictures/10000201000002DC000001B67AE6805FBBE64D17.png" manifest:media-type="image/png"/>
  <manifest:file-entry manifest:full-path="Pictures/10000201000002DC000001B6C9BB763520DB70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1429in" draw:z-index="0"><draw:image xlink:href="Pictures/10000201000002DC000001B6C9BB763520DB70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9252in" svg:height="4.1429in" draw:z-index="1"><draw:image xlink:href="Pictures/10000201000002DC000001B67AE6805FBBE64D1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3" text:anchor-type="paragraph" svg:width="6.9252in" svg:height="4.1429in" draw:z-index="2"><draw:image xlink:href="Pictures/10000201000002DC000001B6DE458706DB6D59B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30:20.541663838</meta:creation-date>
    <dc:date>2018-03-07T00:34:42.269688132</dc:date>
    <meta:editing-duration>PT4M2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5.1.6.2$Linux_X86_64 LibreOffice_project/10m0$Build-2</meta:generator>
  </office:meta>
</office:document-meta>
</file>